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style>
    <style:style style:name="P10" style:parent-style-name="NoSpacing" style:family="paragraph">
      <style:paragraph-properties fo:text-align="end"/>
      <style:text-properties fo:color="#156082" fo:font-size="14pt" style:font-size-asian="14pt" style:font-size-complex="14pt"/>
    </style:style>
    <style:style style:name="P11" style:parent-style-name="NoSpacing" style:family="paragraph">
      <style:paragraph-properties fo:text-align="end"/>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fo:color="#595959" fo:font-size="10pt" style:font-size-asian="10pt" style:font-size-complex="10pt"/>
    </style:style>
    <style:style style:name="T14" style:parent-style-name="DefaultParagraphFont" style:family="text">
      <style:text-properties style:font-name="Times New Roman"/>
    </style:style>
    <style:style style:name="P15" style:parent-style-name="Normal" style:family="paragraph">
      <style:paragraph-properties fo:text-align="end"/>
    </style:style>
    <style:style style:name="T16" style:parent-style-name="DefaultParagraphFont" style:family="text">
      <style:text-properties fo:text-transform="uppercase" fo:color="#156082" fo:font-size="32pt" style:font-size-asian="32pt" style:font-size-complex="32pt"/>
    </style:style>
    <style:style style:name="P17" style:parent-style-name="Normal" style:family="paragraph">
      <style:paragraph-properties fo:text-align="end"/>
    </style:style>
    <style:style style:name="T18" style:parent-style-name="DefaultParagraphFont" style:family="text">
      <style:text-properties fo:color="#404040" fo:font-size="18pt" style:font-size-asian="18pt" style:font-size-complex="18pt"/>
    </style:style>
    <style:style style:name="P19" style:parent-style-name="Normal" style:family="paragraph">
      <style:paragraph-properties fo:break-before="page"/>
      <style:text-properties fo:hyphenate="true"/>
    </style:style>
    <style:style style:name="P20" style:parent-style-name="TOCHeading" style:family="paragraph">
      <style:paragraph-properties fo:break-before="pag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1" style:family="paragraph">
      <style:paragraph-properties>
        <style:tab-stops>
          <style:tab-stop style:type="right" style:leader-style="dotted" style:leader-text="." style:position="7.49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1" style:family="paragraph">
      <style:paragraph-properties>
        <style:tab-stops>
          <style:tab-stop style:type="right" style:leader-style="dotted" style:leader-text="." style:position="7.49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1" style:family="paragraph">
      <style:paragraph-properties>
        <style:tab-stops>
          <style:tab-stop style:type="right" style:leader-style="dotted" style:leader-text="." style:position="7.49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Normal" style:family="paragraph">
      <style:paragraph-properties fo:break-before="page"/>
      <style:text-properties style:font-name="Times New Roman"/>
    </style:style>
    <style:style style:name="P50" style:parent-style-name="Heading1" style:family="paragraph">
      <style:paragraph-properties fo:text-align="center"/>
      <style:text-properties style:font-name="Times New Roman" fo:font-weight="bold" style:font-weight-asian="bold" style:font-weight-complex="bold"/>
    </style:style>
    <style:style style:name="P51" style:parent-style-name="Normal" style:family="paragraph">
      <style:text-properties style:font-name="Times New Roman"/>
    </style:style>
    <style:style style:name="P52" style:parent-style-name="Heading1" style:family="paragraph">
      <style:paragraph-properties fo:text-align="center"/>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style="italic" style:font-style-asian="italic" style:font-style-complex="italic"/>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style="italic" style:font-style-asian="italic" style:font-style-complex="italic"/>
    </style:style>
    <style:style style:name="T71" style:parent-style-name="DefaultParagraphFont" style:family="text">
      <style:text-properties style:font-name="Times New Roman"/>
    </style:style>
    <style:style style:name="P72" style:parent-style-name="Heading1" style:family="paragraph">
      <style:paragraph-properties fo:text-align="center"/>
      <style:text-properties style:font-name="Times New Roman" fo:font-weight="bold" style:font-weight-asian="bold" style:font-weight-complex="bold"/>
    </style:style>
    <style:style style:name="P73" style:parent-style-name="Normal" style:family="paragraph">
      <style:text-properties style:font-name="Times New Roman"/>
    </style:style>
    <style:style style:name="P74" style:parent-style-name="Normal" style:family="paragraph">
      <style:paragraph-properties fo:text-align="center"/>
      <style:text-properties style:font-name="Times New Roman" fo:font-weight="bold" style:font-weight-asian="bold" style:font-weight-complex="bold"/>
    </style:style>
    <style:style style:name="P75" style:parent-style-name="Normal" style:family="paragraph">
      <style:text-properties style:font-name="Times New Roman"/>
    </style:style>
    <style:style style:name="P76" style:parent-style-name="Heading1" style:family="paragraph">
      <style:paragraph-properties fo:text-align="center"/>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font-style-complex="italic"/>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style="italic" style:font-style-asian="italic" style:font-style-complex="italic"/>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Heading1" style:family="paragraph">
      <style:paragraph-properties fo:text-align="center"/>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style="italic" style:font-style-asian="italic" style:font-style-complex="italic"/>
    </style:style>
    <style:style style:name="T88" style:parent-style-name="DefaultParagraphFont" style:family="text">
      <style:text-properties style:font-name="Times New Roman"/>
    </style:style>
    <style:style style:name="P89" style:parent-style-name="Heading1" style:family="paragraph">
      <style:paragraph-properties fo:text-align="center"/>
      <style:text-properties style:font-name="Times New Roman" fo:font-weight="bold" style:font-weight-asian="bold" style:font-weight-complex="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style="italic" style:font-style-asian="italic" style:font-style-complex="italic"/>
    </style:style>
    <style:style style:name="T92" style:parent-style-name="DefaultParagraphFont" style:family="text">
      <style:text-properties style:font-name="Times New Roman"/>
    </style:style>
    <style:style style:name="P93" style:parent-style-name="Heading1" style:family="paragraph">
      <style:paragraph-properties fo:text-align="center"/>
      <style:text-properties style:font-name="Times New Roman" fo:font-weight="bold" style:font-weight-asian="bold" style:font-weight-complex="bold"/>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fo:font-style="italic" style:font-style-asian="italic" style:font-style-complex="italic"/>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style="italic" style:font-style-asian="italic" style:font-style-complex="italic"/>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P100" style:parent-style-name="Heading1" style:family="paragraph">
      <style:paragraph-properties fo:text-align="center"/>
      <style:text-properties style:font-name="Times New Roman" fo:font-weight="bold" style:font-weight-asian="bold" style:font-weight-complex="bold"/>
    </style:style>
    <style:style style:name="P101" style:parent-style-name="Normal" style:family="paragraph">
      <style:text-properties style:font-name="Times New Roman"/>
    </style:style>
    <style:style style:name="P102" style:parent-style-name="Heading1" style:family="paragraph">
      <style:paragraph-properties fo:text-align="center"/>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style="italic" style:font-style-asian="italic" style:font-style-complex="italic"/>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font-style="italic" style:font-style-asian="italic" style:font-style-complex="italic"/>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style="italic" style:font-style-asian="italic" style:font-style-complex="italic"/>
    </style:style>
    <style:style style:name="T109" style:parent-style-name="DefaultParagraphFont" style:family="text">
      <style:text-properties style:font-name="Times New Roman"/>
    </style:style>
    <style:style style:name="T110" style:parent-style-name="Hyperlink" style:family="text">
      <style:text-properties style:font-name="Times New Roman"/>
    </style:style>
    <style:style style:name="T111" style:parent-style-name="Hyperlink" style:family="text">
      <style:text-properties style:font-name="Times New Roman"/>
    </style:style>
    <style:style style:name="T112" style:parent-style-name="Hyperlink"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fo:font-style="italic" style:font-style-asian="italic" style:font-style-complex="italic"/>
    </style:style>
    <style:style style:name="T115" style:parent-style-name="DefaultParagraphFont" style:family="text">
      <style:text-properties style:font-name="Times New Roman"/>
    </style:style>
    <style:style style:name="P116" style:parent-style-name="Normal" style:family="paragraph">
      <style:text-properties style:font-name="Times New Roman"/>
    </style:style>
    <style:style style:name="P117" style:parent-style-name="Normal" style:family="paragraph">
      <style:text-properties style:font-name="Times New Roman"/>
    </style:style>
    <style:style style:name="P118" style:parent-style-name="Normal" style:family="paragraph">
      <style:text-properties style:font-name="Times New Roman"/>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61312" draw:id="id4" draw:style-name="a5" draw:name="Text Box 53" text:anchor-type="paragraph" svg:x="0.25069in" svg:y="7.7in" svg:width="7.99792in" svg:height="0.58264in" style:rel-width="scale" style:rel-height="scale"><draw:text-box><text:p text:style-name="P10">Additional info:</text:p><text:p text:style-name="P11"><text:span text:style-name="T12">Done for Semester 2, software engineering at Fontys ICT, Eindhoven, The</text:span><text:span text:style-name="T13"><text:line-break/>Netherlands</text:span></text:p></draw:text-box><svg:title/><svg:desc/></draw:frame></text:span><text:span text:style-name="T14"><draw:frame draw:z-index="251659264" draw:id="id5" draw:style-name="a6" draw:name="Text Box 54" text:anchor-type="paragraph" svg:x="0.25069in" svg:y="3.3in" svg:width="7.99792in" svg:height="3.98542in" style:rel-width="scale" style:rel-height="scale"><draw:text-box><text:p text:style-name="P15"><text:span text:style-name="T16">Solid principles usage in Eventflow</text:span></text:p><text:p text:style-name="P17"><text:span text:style-name="T18">Created By: Dimitar Malamski</text:span></text:p></draw:text-box><svg:title/><svg:desc/></draw:frame></text:span></text:p>
      <text:p text:style-name="P19"/>
      <text:soft-page-break/>
      <text:p text:style-name="P20"/>
      <text:p text:style-name="P21"/>
      <text:p text:style-name="P22"/>
      <text:p text:style-name="P23"/>
      <text:p text:style-name="P24"/>
      <text:p text:style-name="P25"/>
      <text:p text:style-name="P26"/>
      <text:p text:style-name="P27"/>
      <text:p text:style-name="P28"/>
      <text:p text:style-name="P29"/>
      <text:p text:style-name="P30">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201351427" office:target-frame-name="_top" xlink:show="replace"><text:span text:style-name="T32">Abstract</text:span><text:tab/>3</text:a></text:p>
          <text:p text:style-name="P33"><text:a xlink:href="#_Toc201351428" office:target-frame-name="_top" xlink:show="replace"><text:span text:style-name="T34">What Is SOLID</text:span><text:tab/>3</text:a></text:p>
          <text:p text:style-name="P35"><text:a xlink:href="#_Toc201351429" office:target-frame-name="_top" xlink:show="replace"><text:span text:style-name="T36">Single Responsibility Principle ( SRP )</text:span><text:tab/>3</text:a></text:p>
          <text:p text:style-name="P37"><text:a xlink:href="#_Toc201351430" office:target-frame-name="_top" xlink:show="replace"><text:span text:style-name="T38">Open/Closed Principle ( OCP )</text:span><text:tab/>3</text:a></text:p>
          <text:p text:style-name="P39"><text:a xlink:href="#_Toc201351431" office:target-frame-name="_top" xlink:show="replace"><text:span text:style-name="T40">Liskov Substitution Principle (LSP)</text:span><text:tab/>4</text:a></text:p>
          <text:p text:style-name="P41"><text:a xlink:href="#_Toc201351432" office:target-frame-name="_top" xlink:show="replace"><text:span text:style-name="T42">Interface Segregation Principle (ISP)</text:span><text:tab/>4</text:a></text:p>
          <text:p text:style-name="P43"><text:a xlink:href="#_Toc201351433" office:target-frame-name="_top" xlink:show="replace"><text:span text:style-name="T44">Dependency Inversion Principle (DIP)</text:span><text:tab/>4</text:a></text:p>
          <text:p text:style-name="P45"><text:a xlink:href="#_Toc201351434" office:target-frame-name="_top" xlink:show="replace"><text:span text:style-name="T46">Conclusion</text:span><text:tab/>5</text:a></text:p>
          <text:p text:style-name="P47"><text:a xlink:href="#_Toc201351435" office:target-frame-name="_top" xlink:show="replace"><text:span text:style-name="T48">References</text:span><text:tab/>5</text:a></text:p>
        </text:index-body>
      </text:table-of-content>
      <text:p text:style-name="Normal"/>
      <text:p text:style-name="P49"/>
      <text:h text:style-name="P50" text:outline-level="1"><text:bookmark-start text:name="_Toc201351427"/>Abstract<text:bookmark-end text:name="_Toc201351427"/></text:h>
      <text:p text:style-name="P51">In this document, I will went over how I apply SOLID principles in my individual assignment and how that benefits the system and overall the structure of my application. I will go in details about each and every one of them, but I will start with explaining what SOLID actually is.</text:p>
      <text:h text:style-name="P52" text:outline-level="1"><text:bookmark-start text:name="_Toc201351428"/>What Is SOLID<text:bookmark-end text:name="_Toc201351428"/></text:h>
      <text:p text:style-name="Normal"><text:span text:style-name="T53">In object-oriented software design, the<text:s/></text:span><text:span text:style-name="T54">SOLID</text:span><text:span text:style-name="T55"><text:s/>principles represent a set of five foundational guidelines that promote maintainable, scalable, and robust systems. Introduced by<text:s/></text:span><text:span text:style-name="T56">Robert C. Martin</text:span><text:span text:style-name="T57">, commonly known as “Uncle Bob,” SOLID is an acronym for<text:s/></text:span><text:span text:style-name="T58">Single Responsibility</text:span><text:span text:style-name="T59">,<text:s/></text:span><text:span text:style-name="T60">Open/Closed</text:span><text:span text:style-name="T61">,<text:s/></text:span><text:span text:style-name="T62">Liskov Substitution</text:span><text:span text:style-name="T63">,<text:s/></text:span><text:span text:style-name="T64">Interface Segregation</text:span><text:span text:style-name="T65">, and<text:s/></text:span><text:span text:style-name="T66">Dependency Inversion</text:span><text:span text:style-name="T67"><text:s/>principles<text:s/></text:span><text:span text:style-name="T68">(Martin, 2003)</text:span><text:span text:style-name="T69">. These principles encourage developers to write cleaner and more modular code by emphasizing separation of concerns, extensibility, and decoupling. When applied correctly, SOLID improves the testability and flexibility of software systems, reduces the risk of introducing bugs during feature updates, and fosters a clearer project structure. In the context of the<text:s/></text:span><text:span text:style-name="T70">Eventflow</text:span><text:span text:style-name="T71"><text:s/>project, SOLID principles were used as a guiding philosophy throughout the backend architecture, more specifically – the service layer design.</text:span></text:p>
      <text:h text:style-name="P72" text:outline-level="1"><text:bookmark-start text:name="_Toc201351429"/>Single Responsibility Principle ( SRP )<text:bookmark-end text:name="_Toc201351429"/></text:h>
      <text:p text:style-name="P73">In my individual assignment, I tried to follow the Single Responsibility Principle the most, since it is essential to achieve clean code structure. What the principles says is that, each class should have one a only goal. By doing this the system becomes cleaner and more extendable and easy to change is needed. I will not demonstrate with code snippets, but each main logic component is divided in my system. What that means is, the whole structure follows the simple path of:</text:p>
      <text:p text:style-name="P74">Database -&gt; Repository -&gt; Service -&gt; Controller -&gt; View</text:p>
      <text:p text:style-name="P75">This is the progress of the system. <text:s/>For example, Invites have separate classes the follow this analogy. Events have another one ( They are a special case, since they are split into National events and Personal events ). What I am trying to say that each class, for each main components, does exactly one and only thing. The services classes manipulate the data, the repository classes get the data from the database and so on. It is one of the most essential principles, because when we write clean code, it becomes easier for other people to navigate through it.</text:p>
      <text:h text:style-name="P76" text:outline-level="1"><text:bookmark-start text:name="_Toc201351430"/>Open/Closed Principle ( OCP )<text:bookmark-end text:name="_Toc201351430"/></text:h>
      <text:p text:style-name="Normal"><text:span text:style-name="T77">The Open/Closed Principle states that software entities such as classes, modules, and functions should be open for extension but closed for modification<text:s/></text:span><text:span text:style-name="T78">(Martin, 2003).</text:span><text:span text:style-name="T79"><text:s/>This means that existing code should not require changes when new functionality is added; instead, developers should extend behavior through inheritance, composition, or configuration. In the<text:s/></text:span><text:span text:style-name="T80">Eventflow</text:span><text:span text:style-name="T81"><text:s/>project, OCP is reflected in multiple layers. For instance, the reminder filtering system supports extensibility through optional parameters for filtering, sorting, and<text:s/></text:span><text:soft-page-break/><text:span text:style-name="T82">pagination. New sorting options or filter types can be added without altering the core service logic. Similarly, ViewComponents are used to render reusable UI elements such as the sidebar and calendar, allowing new display logic or styling to be integrated without modifying existing views. On the backend, services and repositories implement interfaces that allow new behaviors—such as different data sources or future caching layers - to be introduced through polymorphic extensions. This design approach enables the application to evolve without risking regression or introducing unintended side effects in existing code.</text:span></text:p>
      <text:h text:style-name="P83" text:outline-level="1"><text:bookmark-start text:name="_Toc201351431"/>Liskov Substitution Principle (LSP)<text:bookmark-end text:name="_Toc201351431"/></text:h>
      <text:p text:style-name="Normal"><text:span text:style-name="T84">The Liskov Substitution Principle (LSP) states that objects of a superclass should be replaceable with objects of a subclass or implementation without altering the correctness of the program<text:s/></text:span><text:span text:style-name="T85">(Liskov, 1987)</text:span><text:span text:style-name="T86">. In other words, if a module depends on an interface or base class, it should function correctly with any implementation of that interface. In the<text:s/></text:span><text:span text:style-name="T87">Eventflow</text:span><text:span text:style-name="T88"><text:s/>application, this principle is applied through the use of clearly defined interfaces such as IReminderService, IInviteService, and IPersonalEventService, which are implemented by their respective service classes. These interfaces allow the controllers to depend on abstractions rather than concrete implementations. During unit testing, mock implementations (e.g., using Moq) are substituted in place of the real services, and the application logic remains functionally correct. This not only enables clean testing practices but also supports future extensibility—for example, adding a MockReminderService or a CachedEventService can be done seamlessly, so long as they conform to the expected contract. By adhering to LSP, Eventflow ensures reliable behavior regardless of which implementation is injected, strengthening the system’s robustness and flexibility.</text:span></text:p>
      <text:h text:style-name="P89" text:outline-level="1"><text:bookmark-start text:name="_Toc201351432"/>Interface Segregation Principle (ISP)<text:bookmark-end text:name="_Toc201351432"/></text:h>
      <text:p text:style-name="Normal"><text:span text:style-name="T90">The Interface Segregation Principle (ISP) asserts that no client should be forced to depend on methods it does not use (Martin, 2003). This principle promotes the use of multiple, specific interfaces rather than a single, general-purpose one. In the<text:s/></text:span><text:span text:style-name="T91">Eventflow</text:span><text:span text:style-name="T92"><text:s/>application, ISP is applied through the separation of service and repository contracts. Instead of a monolithic interface containing unrelated methods, the project defines focused interfaces such as IReminderService, IInviteService, and IPersonalEventService, each containing only methods relevant to its specific domain. For example, the IReminderService is concerned solely with operations like marking reminders as read, toggling the “like” status, and retrieving filtered reminders, while IInviteService handles only invite-related logic such as sending, accepting, or declining invitations. This design ensures that implementing classes and consuming controllers are not burdened with unused or irrelevant functionality, which simplifies testing and improves maintainability. By adhering to ISP, Eventflow maintains a clean and modular architecture where each component interacts only with the contracts it actually requires.</text:span></text:p>
      <text:h text:style-name="P93" text:outline-level="1"><text:bookmark-start text:name="_Toc201351433"/>Dependency Inversion Principle (DIP)<text:bookmark-end text:name="_Toc201351433"/></text:h>
      <text:p text:style-name="Normal"><text:span text:style-name="T94">The Dependency Inversion Principle (DIP) states that high-level modules should not depend on low-level modules; both should depend on abstractions. Furthermore, abstractions should not depend on details <text:s/>- details should depend on abstractions<text:s/></text:span><text:span text:style-name="T95">(Martin, 2003).</text:span><text:span text:style-name="T96"><text:s/>In the<text:s/></text:span><text:span text:style-name="T97">Eventflow</text:span><text:span text:style-name="T98"><text:s/>application, DIP is implemented throughout the architecture by injecting interfaces instead of concrete classes. All service classes, such as ReminderService and InviteService, rely on their corresponding repository interfaces (IReminderRepository, IInviteRepository) rather<text:s/></text:span><text:soft-page-break/><text:span text:style-name="T99">than direct implementations. These interfaces are injected via constructors, promoting loose coupling and making the system more adaptable and testable. For example, in unit tests, mock repositories using libraries like Moq can be passed into the services without altering the production code. Additionally, the use of an IDbHelper abstraction over direct SQL execution encapsulates low-level ADO.NET details, allowing database logic to evolve independently of the services using it. By inverting dependencies, Eventflow achieves a decoupled design that supports dependency injection, improves test coverage, and simplifies future refactoring or expansion.</text:span></text:p>
      <text:h text:style-name="P100" text:outline-level="1"><text:bookmark-start text:name="_Toc201351434"/>Conclusion<text:bookmark-end text:name="_Toc201351434"/></text:h>
      <text:p text:style-name="P101">Overall, following SOLID is good practice to have when creating big applications, since it allows us to quickly find where the error is. Moreover, we are writing clean code with is, so team members or general spectators cannot have a hard time working on the project. I am glad I managed to follow those principles and the codebase to turn out well-structured and maintainable, which is one of the keys of being a good developer.</text:p>
      <text:h text:style-name="P102" text:outline-level="1"><text:bookmark-start text:name="_Toc201351435"/>References<text:bookmark-end text:name="_Toc201351435"/></text:h>
      <text:p text:style-name="Normal"><text:span text:style-name="T103">Liskov, B. (1987).<text:s/></text:span><text:span text:style-name="T104">Data abstraction and hierarchy</text:span><text:span text:style-name="T105">.<text:s/></text:span><text:span text:style-name="T106">ACM SIGPLAN Notices, 23</text:span><text:span text:style-name="T107">(5),<text:s/></text:span><text:span text:style-name="T108">17–34</text:span><text:span text:style-name="T109">.<text:s/></text:span><text:a xlink:href="https://doi.org/10.1145/62138.62141" office:target-frame-name="_top" xlink:show="replace"><text:span text:style-name="T110">https://doi.org/10.1145/62138.6</text:span><text:bookmark-start text:name="_Hlt201350948"/><text:bookmark-start text:name="_Hlt201350949"/><text:span text:style-name="T111">2</text:span><text:bookmark-end text:name="_Hlt201350948"/><text:bookmark-end text:name="_Hlt201350949"/><text:span text:style-name="T112">141</text:span></text:a></text:p>
      <text:p text:style-name="Normal"><text:span text:style-name="T113">Martin, R. C. (2003).<text:s/></text:span><text:span text:style-name="T114">Agile software development: Principles, patterns, and practices</text:span><text:span text:style-name="T115">. Prentice Hall.</text:span></text:p>
      <text:p text:style-name="P116"/>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Aptos" style:font-name-asian="Times New Roman" style:letter-kerning="false" fo:font-size="11pt" style:font-size-asian="11pt" style:font-size-complex="11pt" fo:hyphenate="tru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Aptos" style:font-name-asian="Times New Roman" style:letter-kerning="false" fo:font-size="11pt" style:font-size-asian="11pt" style:font-size-complex="11pt" fo:hyphenate="tru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olid principles usage in Eventflow</dc:title>
    <dc:description/>
    <dc:subject>Created By: Dimitar Malamski</dc:subject>
    <meta:initial-creator>Malamski,Dimitar D.S.</meta:initial-creator>
    <dc:creator>Malamski,Dimitar D.S.</dc:creator>
    <meta:creation-date>2025-06-20T19:51:00Z</meta:creation-date>
    <dc:date>2025-06-20T20:38:00Z</dc:date>
    <meta:template xlink:href="Normal.dotm" xlink:type="simple"/>
    <meta:editing-cycles>3</meta:editing-cycles>
    <meta:editing-duration>PT2640S</meta:editing-duration>
    <meta:document-statistic meta:page-count="6" meta:paragraph-count="17" meta:word-count="1327" meta:character-count="8876" meta:row-count="63" meta:non-whitespace-character-count="7566"/>
  </office:meta>
</office:document-meta>
</file>